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svg:stroke-width="0.1cm" svg:stroke-color="#168253" draw:marker-start-width="0.15cm" draw:marker-end-width="0.1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175cm" fo:padding-bottom="0.175cm" fo:padding-left="0.3cm" fo:padding-right="0.3cm" loext:decorative="false"/>
    </style:style>
    <style:style style:name="gr8" style:family="graphic" style:parent-style-name="objectwithoutfill">
      <style:graphic-properties svg:stroke-width="0.1cm" svg:stroke-color="#168253" draw:marker-start-width="0.15cm" draw:marker-end-width="0.1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168253" draw:marker-start-width="0.15cm" draw:marker-end-width="0.1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0cm" svg:y2="14cm">
          <text:p/>
        </draw:line>
        <draw:line draw:style-name="gr3" draw:text-style-name="P2" draw:layer="layout" svg:x1="7cm" svg:y1="16cm" svg:x2="10cm" svg:y2="16cm">
          <text:p/>
        </draw:line>
        <draw:line draw:style-name="gr3" draw:text-style-name="P2" draw:layer="layout" svg:x1="7cm" svg:y1="18cm" svg:x2="10cm" svg:y2="18cm">
          <text:p/>
        </draw:line>
        <draw:line draw:style-name="gr3" draw:text-style-name="P2" draw:layer="layout" svg:x1="7cm" svg:y1="14cm" svg:x2="10cm" svg:y2="14cm">
          <text:p/>
        </draw:line>
        <draw:frame draw:style-name="gr4" draw:text-style-name="P3" draw:layer="layout" svg:width="1.598cm" svg:height="3.405cm" svg:x="6.45cm" svg:y="7.5cm">
          <draw:text-box>
            <text:p><text:span text:style-name="T1">[</text:span></text:p>
          </draw:text-box>
        </draw:frame>
        <draw:frame draw:style-name="gr4" draw:text-style-name="P3" draw:layer="layout" svg:width="1.598cm" svg:height="3.405cm" svg:x="6.5cm" svg:y="18.75cm">
          <draw:text-box>
            <text:p><text:span text:style-name="T1">]</text:span></text:p>
          </draw:text-box>
        </draw:frame>
        <draw:g draw:style-name="gr5">
          <draw:g draw:style-name="gr6">
            <draw:polygon draw:style-name="gr7" draw:text-style-name="P1" draw:layer="layout" svg:width="2.525cm" svg:height="3.656cm" svg:x="12.224cm" svg:y="8.593cm" svg:viewBox="0 0 2526 3657" draw:points="0,3657 0,0 2526,0 2526,3657">
              <text:p/>
            </draw:polygon>
            <draw:line draw:style-name="gr8" draw:text-style-name="P2" draw:layer="layout" svg:x1="12.684cm" svg:y1="9.279cm" svg:x2="14.291cm" svg:y2="9.279cm">
              <text:p/>
            </draw:line>
            <draw:line draw:style-name="gr9" draw:text-style-name="P2" draw:layer="layout" svg:x1="12.684cm" svg:y1="9.279cm" svg:x2="14.291cm" svg:y2="9.279cm">
              <text:p/>
            </draw:line>
            <draw:line draw:style-name="gr9" draw:text-style-name="P2" draw:layer="layout" svg:x1="12.684cm" svg:y1="9.736cm" svg:x2="14.291cm" svg:y2="9.736cm">
              <text:p/>
            </draw:line>
            <draw:line draw:style-name="gr9" draw:text-style-name="P2" draw:layer="layout" svg:x1="12.684cm" svg:y1="10.193cm" svg:x2="14.291cm" svg:y2="10.193cm">
              <text:p/>
            </draw:line>
            <draw:line draw:style-name="gr9" draw:text-style-name="P2" draw:layer="layout" svg:x1="12.684cm" svg:y1="10.65cm" svg:x2="14.291cm" svg:y2="10.65cm">
              <text:p/>
            </draw:line>
            <draw:line draw:style-name="gr9" draw:text-style-name="P2" draw:layer="layout" svg:x1="12.684cm" svg:y1="11.107cm" svg:x2="14.291cm" svg:y2="11.107cm">
              <text:p/>
            </draw:line>
            <draw:line draw:style-name="gr9" draw:text-style-name="P2" draw:layer="layout" svg:x1="12.684cm" svg:y1="11.564cm" svg:x2="14.291cm" svg:y2="11.564cm">
              <text:p/>
            </draw:line>
            <draw:line draw:style-name="gr9" draw:text-style-name="P2" draw:layer="layout" svg:x1="12.684cm" svg:y1="10.193cm" svg:x2="14.291cm" svg:y2="10.193cm">
              <text:p/>
            </draw:line>
            <draw:polygon draw:style-name="gr7" draw:text-style-name="P1" draw:layer="layout" svg:width="2.525cm" svg:height="3.656cm" svg:x="12.224cm" svg:y="8.593cm" svg:viewBox="0 0 2526 3657" draw:points="0,3657 0,0 2526,0 2526,3657">
              <text:p/>
            </draw:polygon>
            <draw:line draw:style-name="gr8" draw:text-style-name="P2" draw:layer="layout" svg:x1="12.684cm" svg:y1="9.279cm" svg:x2="14.291cm" svg:y2="9.279cm">
              <text:p/>
            </draw:line>
            <draw:line draw:style-name="gr9" draw:text-style-name="P2" draw:layer="layout" svg:x1="12.684cm" svg:y1="9.279cm" svg:x2="14.291cm" svg:y2="9.279cm">
              <text:p/>
            </draw:line>
            <draw:line draw:style-name="gr9" draw:text-style-name="P2" draw:layer="layout" svg:x1="12.684cm" svg:y1="9.736cm" svg:x2="14.291cm" svg:y2="9.736cm">
              <text:p/>
            </draw:line>
            <draw:line draw:style-name="gr9" draw:text-style-name="P2" draw:layer="layout" svg:x1="12.684cm" svg:y1="10.193cm" svg:x2="14.291cm" svg:y2="10.193cm">
              <text:p/>
            </draw:line>
            <draw:line draw:style-name="gr9" draw:text-style-name="P2" draw:layer="layout" svg:x1="12.684cm" svg:y1="10.65cm" svg:x2="14.291cm" svg:y2="10.65cm">
              <text:p/>
            </draw:line>
            <draw:line draw:style-name="gr9" draw:text-style-name="P2" draw:layer="layout" svg:x1="12.684cm" svg:y1="11.107cm" svg:x2="14.291cm" svg:y2="11.107cm">
              <text:p/>
            </draw:line>
            <draw:line draw:style-name="gr9" draw:text-style-name="P2" draw:layer="layout" svg:x1="12.684cm" svg:y1="11.564cm" svg:x2="14.291cm" svg:y2="11.564cm">
              <text:p/>
            </draw:line>
            <draw:line draw:style-name="gr9" draw:text-style-name="P2" draw:layer="layout" svg:x1="12.684cm" svg:y1="10.193cm" svg:x2="14.291cm" svg:y2="10.193cm">
              <text:p/>
            </draw:line>
          </draw:g>
          <draw:g draw:style-name="gr6">
            <draw:polygon draw:style-name="gr7" draw:text-style-name="P1" draw:layer="layout" svg:width="2.525cm" svg:height="3.656cm" svg:x="12.052cm" svg:y="8.421cm" svg:viewBox="0 0 2526 3657" draw:points="0,3657 0,0 2526,0 2526,3657">
              <text:p/>
            </draw:polygon>
            <draw:line draw:style-name="gr8" draw:text-style-name="P2" draw:layer="layout" svg:x1="12.511cm" svg:y1="9.107cm" svg:x2="14.118cm" svg:y2="9.107cm">
              <text:p/>
            </draw:line>
            <draw:line draw:style-name="gr9" draw:text-style-name="P2" draw:layer="layout" svg:x1="12.511cm" svg:y1="9.107cm" svg:x2="14.118cm" svg:y2="9.107cm">
              <text:p/>
            </draw:line>
            <draw:line draw:style-name="gr9" draw:text-style-name="P2" draw:layer="layout" svg:x1="12.511cm" svg:y1="9.564cm" svg:x2="14.118cm" svg:y2="9.564cm">
              <text:p/>
            </draw:line>
            <draw:line draw:style-name="gr9" draw:text-style-name="P2" draw:layer="layout" svg:x1="12.511cm" svg:y1="10.021cm" svg:x2="14.118cm" svg:y2="10.021cm">
              <text:p/>
            </draw:line>
            <draw:line draw:style-name="gr9" draw:text-style-name="P2" draw:layer="layout" svg:x1="12.511cm" svg:y1="10.479cm" svg:x2="14.118cm" svg:y2="10.479cm">
              <text:p/>
            </draw:line>
            <draw:line draw:style-name="gr9" draw:text-style-name="P2" draw:layer="layout" svg:x1="12.511cm" svg:y1="10.936cm" svg:x2="14.118cm" svg:y2="10.936cm">
              <text:p/>
            </draw:line>
            <draw:line draw:style-name="gr9" draw:text-style-name="P2" draw:layer="layout" svg:x1="12.511cm" svg:y1="11.393cm" svg:x2="14.118cm" svg:y2="11.393cm">
              <text:p/>
            </draw:line>
            <draw:line draw:style-name="gr9" draw:text-style-name="P2" draw:layer="layout" svg:x1="12.511cm" svg:y1="10.021cm" svg:x2="14.118cm" svg:y2="10.021cm">
              <text:p/>
            </draw:line>
            <draw:polygon draw:style-name="gr7" draw:text-style-name="P1" draw:layer="layout" svg:width="2.525cm" svg:height="3.656cm" svg:x="12.052cm" svg:y="8.421cm" svg:viewBox="0 0 2526 3657" draw:points="0,3657 0,0 2526,0 2526,3657">
              <text:p/>
            </draw:polygon>
            <draw:line draw:style-name="gr8" draw:text-style-name="P2" draw:layer="layout" svg:x1="12.511cm" svg:y1="9.107cm" svg:x2="14.118cm" svg:y2="9.107cm">
              <text:p/>
            </draw:line>
            <draw:line draw:style-name="gr9" draw:text-style-name="P2" draw:layer="layout" svg:x1="12.511cm" svg:y1="9.107cm" svg:x2="14.118cm" svg:y2="9.107cm">
              <text:p/>
            </draw:line>
            <draw:line draw:style-name="gr9" draw:text-style-name="P2" draw:layer="layout" svg:x1="12.511cm" svg:y1="9.564cm" svg:x2="14.118cm" svg:y2="9.564cm">
              <text:p/>
            </draw:line>
            <draw:line draw:style-name="gr9" draw:text-style-name="P2" draw:layer="layout" svg:x1="12.511cm" svg:y1="10.021cm" svg:x2="14.118cm" svg:y2="10.021cm">
              <text:p/>
            </draw:line>
            <draw:line draw:style-name="gr9" draw:text-style-name="P2" draw:layer="layout" svg:x1="12.511cm" svg:y1="10.479cm" svg:x2="14.118cm" svg:y2="10.479cm">
              <text:p/>
            </draw:line>
            <draw:line draw:style-name="gr9" draw:text-style-name="P2" draw:layer="layout" svg:x1="12.511cm" svg:y1="10.936cm" svg:x2="14.118cm" svg:y2="10.936cm">
              <text:p/>
            </draw:line>
            <draw:line draw:style-name="gr9" draw:text-style-name="P2" draw:layer="layout" svg:x1="12.511cm" svg:y1="11.393cm" svg:x2="14.118cm" svg:y2="11.393cm">
              <text:p/>
            </draw:line>
            <draw:line draw:style-name="gr9" draw:text-style-name="P2" draw:layer="layout" svg:x1="12.511cm" svg:y1="10.021cm" svg:x2="14.118cm" svg:y2="10.021cm">
              <text:p/>
            </draw:line>
          </draw:g>
          <draw:g draw:style-name="gr6">
            <draw:polygon draw:style-name="gr7" draw:text-style-name="P1" draw:layer="layout" svg:width="2.525cm" svg:height="3.656cm" svg:x="11.88cm" svg:y="8.25cm" svg:viewBox="0 0 2526 3657" draw:points="0,3657 0,0 2526,0 2526,3657">
              <text:p/>
            </draw:polygon>
            <draw:line draw:style-name="gr8" draw:text-style-name="P2" draw:layer="layout" svg:x1="12.339cm" svg:y1="8.936cm" svg:x2="13.946cm" svg:y2="8.936cm">
              <text:p/>
            </draw:line>
            <draw:line draw:style-name="gr9" draw:text-style-name="P2" draw:layer="layout" svg:x1="12.339cm" svg:y1="8.936cm" svg:x2="13.946cm" svg:y2="8.936cm">
              <text:p/>
            </draw:line>
            <draw:line draw:style-name="gr9" draw:text-style-name="P2" draw:layer="layout" svg:x1="12.339cm" svg:y1="9.393cm" svg:x2="13.946cm" svg:y2="9.393cm">
              <text:p/>
            </draw:line>
            <draw:line draw:style-name="gr9" draw:text-style-name="P2" draw:layer="layout" svg:x1="12.339cm" svg:y1="9.85cm" svg:x2="13.946cm" svg:y2="9.85cm">
              <text:p/>
            </draw:line>
            <draw:line draw:style-name="gr9" draw:text-style-name="P2" draw:layer="layout" svg:x1="12.339cm" svg:y1="10.307cm" svg:x2="13.946cm" svg:y2="10.307cm">
              <text:p/>
            </draw:line>
            <draw:line draw:style-name="gr9" draw:text-style-name="P2" draw:layer="layout" svg:x1="12.339cm" svg:y1="10.764cm" svg:x2="13.946cm" svg:y2="10.764cm">
              <text:p/>
            </draw:line>
            <draw:line draw:style-name="gr9" draw:text-style-name="P2" draw:layer="layout" svg:x1="12.339cm" svg:y1="11.221cm" svg:x2="13.946cm" svg:y2="11.221cm">
              <text:p/>
            </draw:line>
            <draw:line draw:style-name="gr9" draw:text-style-name="P2" draw:layer="layout" svg:x1="12.339cm" svg:y1="9.85cm" svg:x2="13.946cm" svg:y2="9.85cm">
              <text:p/>
            </draw:line>
            <draw:polygon draw:style-name="gr7" draw:text-style-name="P1" draw:layer="layout" svg:width="2.525cm" svg:height="3.656cm" svg:x="11.88cm" svg:y="8.25cm" svg:viewBox="0 0 2526 3657" draw:points="0,3657 0,0 2526,0 2526,3657">
              <text:p/>
            </draw:polygon>
            <draw:line draw:style-name="gr8" draw:text-style-name="P2" draw:layer="layout" svg:x1="12.339cm" svg:y1="8.936cm" svg:x2="13.946cm" svg:y2="8.936cm">
              <text:p/>
            </draw:line>
            <draw:line draw:style-name="gr9" draw:text-style-name="P2" draw:layer="layout" svg:x1="12.339cm" svg:y1="8.936cm" svg:x2="13.946cm" svg:y2="8.936cm">
              <text:p/>
            </draw:line>
            <draw:line draw:style-name="gr9" draw:text-style-name="P2" draw:layer="layout" svg:x1="12.339cm" svg:y1="9.393cm" svg:x2="13.946cm" svg:y2="9.393cm">
              <text:p/>
            </draw:line>
            <draw:line draw:style-name="gr9" draw:text-style-name="P2" draw:layer="layout" svg:x1="12.339cm" svg:y1="9.85cm" svg:x2="13.946cm" svg:y2="9.85cm">
              <text:p/>
            </draw:line>
            <draw:line draw:style-name="gr9" draw:text-style-name="P2" draw:layer="layout" svg:x1="12.339cm" svg:y1="10.307cm" svg:x2="13.946cm" svg:y2="10.307cm">
              <text:p/>
            </draw:line>
            <draw:line draw:style-name="gr9" draw:text-style-name="P2" draw:layer="layout" svg:x1="12.339cm" svg:y1="10.764cm" svg:x2="13.946cm" svg:y2="10.764cm">
              <text:p/>
            </draw:line>
            <draw:line draw:style-name="gr9" draw:text-style-name="P2" draw:layer="layout" svg:x1="12.339cm" svg:y1="11.221cm" svg:x2="13.946cm" svg:y2="11.221cm">
              <text:p/>
            </draw:line>
            <draw:line draw:style-name="gr9" draw:text-style-name="P2" draw:layer="layout" svg:x1="12.339cm" svg:y1="9.85cm" svg:x2="13.946cm" svg:y2="9.8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7T15:33:41.211000000</dc:date>
    <meta:editing-duration>PT4H15M6S</meta:editing-duration>
    <meta:editing-cycles>7</meta:editing-cycles>
    <meta:generator>LibreOffice/24.2.4.2$Windows_X86_64 LibreOffice_project/51a6219feb6075d9a4c46691dcfe0cd9c4fff3c2</meta:generator>
    <meta:document-statistic meta:object-count="75"/>
  </office:meta>
</office:document-meta>
</file>